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6.119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463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41.682cm"/>
    </style:style>
    <style:style style:name="co9" style:family="table-column">
      <style:table-column-properties fo:break-before="auto" style:column-width="5.83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CATÁLOGO_20_-_20_LUIZ_20_OTAVI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" style:family="table-cell" style:parent-style-name="Excel_20_Built-in_20_Currency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20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2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Light" fo:font-size="14pt" fo:font-style="normal" fo:text-shadow="none" style:text-underline-style="none" fo:font-weight="normal" style:font-size-asian="14pt" style:font-style-asian="normal" style:font-weight-asian="normal" style:font-name-complex="Calibri Ligh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ÁLOGO - LUIZ OTAVI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number-columns-repeated="998" table:default-cell-style-name="ce7"/>
        <table:table-row table:style-name="ro1">
          <table:table-cell table:style-name="ce1" office:value-type="string" calcext:value-type="string">
            <text:p>preco</text:p>
          </table:table-cell>
          <table:table-cell table:style-name="ce4" office:value-type="string" calcext:value-type="string">
            <text:p>numero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registro</text:p>
          </table:table-cell>
          <table:table-cell table:style-name="ce6" office:value-type="string" calcext:value-type="string">
            <text:p>botton</text:p>
          </table:table-cell>
          <table:table-cell table:style-name="ce20" office:value-type="string" calcext:value-type="string">
            <text:p>nascimento</text:p>
          </table:table-cell>
          <table:table-cell table:style-name="ce6" office:value-type="string" calcext:value-type="string">
            <text:p>ccg</text:p>
          </table:table-cell>
          <table:table-cell table:style-name="ce10" office:value-type="string" calcext:value-type="string">
            <text:p>observacoes</text:p>
          </table:table-cell>
          <table:table-cell table:number-columns-repeated="998"/>
        </table:table-row>
        <table:table-row table:style-name="ro1">
          <table:table-cell table:style-name="ce2" office:value-type="float" office:value="27000" calcext:value-type="float">
            <text:p><text:s/>R$ 27.000,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NE FIV GABOR VR</text:p>
          </table:table-cell>
          <table:table-cell office:value-type="string" calcext:value-type="string">
            <text:p>7508AJ</text:p>
          </table:table-cell>
          <table:table-cell office:value-type="string" calcext:value-type="string">
            <text:p>GIRO1430</text:p>
          </table:table-cell>
          <table:table-cell office:value-type="string" calcext:value-type="string">
            <text:p>28/05/2015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18/07/2022 / Lactação oficial de 7.560,58kg de leite em 365/dias.</text:p>
          </table:table-cell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<text:s/>R$ -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LLE FIV MOGUL VR</text:p>
          </table:table-cell>
          <table:table-cell office:value-type="string" calcext:value-type="string">
            <text:p>8433AT</text:p>
          </table:table-cell>
          <table:table-cell office:value-type="string" calcext:value-type="string">
            <text:p>GIRO1559</text:p>
          </table:table-cell>
          <table:table-cell office:value-type="string" calcext:value-type="string">
            <text:p>17/06/201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18/07/2022 / Lactação oficial de 8.230,77kg de leite em 365/dias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RK FIV ALTALAMBEAU VR</text:p>
          </table:table-cell>
          <table:table-cell office:value-type="string" calcext:value-type="string">
            <text:p>5009BM</text:p>
          </table:table-cell>
          <table:table-cell office:value-type="string" calcext:value-type="string">
            <text:p>GIRO1962</text:p>
          </table:table-cell>
          <table:table-cell office:value-type="string" calcext:value-type="string">
            <text:p>01/02/2020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- Último parto em 02/07/2022</text:p>
          </table:table-cell>
          <table:table-cell table:style-name="ce11"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GRI FIV MONTROSS VR</text:p>
          </table:table-cell>
          <table:table-cell office:value-type="string" calcext:value-type="string">
            <text:p>0750BS</text:p>
          </table:table-cell>
          <table:table-cell office:value-type="string" calcext:value-type="string">
            <text:p>GIRO2026</text:p>
          </table:table-cell>
          <table:table-cell office:value-type="string" calcext:value-type="string">
            <text:p>28/07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27/07/2022.</text:p>
          </table:table-cell>
          <table:table-cell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RY FIV MONTROSS VR</text:p>
          </table:table-cell>
          <table:table-cell office:value-type="string" calcext:value-type="string">
            <text:p>0753BS</text:p>
          </table:table-cell>
          <table:table-cell office:value-type="string" calcext:value-type="string">
            <text:p>GIRO2015</text:p>
          </table:table-cell>
          <table:table-cell office:value-type="date" office:date-value="2020-06-25" calcext:value-type="date">
            <text:p>25/0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Último parto em 31/07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NOVA FIV MONTROSS VR</text:p>
          </table:table-cell>
          <table:table-cell office:value-type="string" calcext:value-type="string">
            <text:p>3071BQ</text:p>
          </table:table-cell>
          <table:table-cell office:value-type="string" calcext:value-type="string">
            <text:p>GIRO2010</text:p>
          </table:table-cell>
          <table:table-cell office:value-type="date" office:date-value="2020-06-20" calcext:value-type="date">
            <text:p>20/0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LE FIV MONTROSS VR</text:p>
          </table:table-cell>
          <table:table-cell office:value-type="string" calcext:value-type="string">
            <text:p>3084BQ</text:p>
          </table:table-cell>
          <table:table-cell office:value-type="string" calcext:value-type="string">
            <text:p>GIRO2013</text:p>
          </table:table-cell>
          <table:table-cell office:value-type="date" office:date-value="2020-06-23" calcext:value-type="date">
            <text:p>23/06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style-name="ce11"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NSTA FIV MONTROSS VR</text:p>
          </table:table-cell>
          <table:table-cell office:value-type="string" calcext:value-type="string">
            <text:p>3094BQ</text:p>
          </table:table-cell>
          <table:table-cell office:value-type="string" calcext:value-type="string">
            <text:p>GIRO2021</text:p>
          </table:table-cell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VIOLETA FIV VILA RICA - Lactação 7.279,88kg de leite em 438/dias) Sexado de Macho, e parto previsto para Set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RUNA FIV MONTROSS VR</text:p>
          </table:table-cell>
          <table:table-cell office:value-type="string" calcext:value-type="string">
            <text:p>3070BQ</text:p>
          </table:table-cell>
          <table:table-cell office:value-type="string" calcext:value-type="string">
            <text:p>GIRO2033</text:p>
          </table:table-cell>
          <table:table-cell office:value-type="string" calcext:value-type="string">
            <text:p>01/08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HOTROD x QUIZILA FIV VILA RICA - Lactação 7.549,15kg de leite em 270/dias) Sexado de Fêmea, e parto previsto para Setembro/2022.</text:p>
          </table:table-cell>
          <table:table-cell table:style-name="ce11"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KIRA FIV MONTROSS VR</text:p>
          </table:table-cell>
          <table:table-cell office:value-type="string" calcext:value-type="string">
            <text:p>3087BQ</text:p>
          </table:table-cell>
          <table:table-cell office:value-type="string" calcext:value-type="string">
            <text:p>GIRO2037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NAVE FIV MONTROSS VR</text:p>
          </table:table-cell>
          <table:table-cell office:value-type="string" calcext:value-type="string">
            <text:p>3053BQ</text:p>
          </table:table-cell>
          <table:table-cell office:value-type="string" calcext:value-type="string">
            <text:p>GIRO2046</text:p>
          </table:table-cell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TOYOTA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MPOLITA HOTROD VR</text:p>
          </table:table-cell>
          <table:table-cell office:value-type="string" calcext:value-type="string">
            <text:p>0768BS</text:p>
          </table:table-cell>
          <table:table-cell office:value-type="string" calcext:value-type="string">
            <text:p>GIRO2057</text:p>
          </table:table-cell>
          <table:table-cell office:value-type="date" office:date-value="2020-10-21" calcext:value-type="date">
            <text:p>21/10/2020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- Segue com prenhez confirmada de embrião 1/2 sangue (AFTERSHOCK x QUIZILA FIV VILA RICA - Lactação 7.549,15kg de leite em 27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VEN FIV HOTROD VR</text:p>
          </table:table-cell>
          <table:table-cell table:style-name="ce8" office:value-type="string" calcext:value-type="string">
            <text:p>3054BQ</text:p>
          </table:table-cell>
          <table:table-cell table:style-name="ce8" office:value-type="string" calcext:value-type="string">
            <text:p>GIRO2060</text:p>
          </table:table-cell>
          <table:table-cell office:value-type="date" office:date-value="2020-10-23" calcext:value-type="date">
            <text:p>23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TOYOTA x RUVA FIV VILA RICA - Lactação 4.959,29kg de leite em 230/dias) Sexado de Macho, e parto previsto para Novembro/2022.</text:p>
          </table:table-cell>
          <table:table-cell table:number-columns-repeated="998"/>
        </table:table-row>
        <table:table-row table:style-name="ro2">
          <table:table-cell table:style-name="ce2" office:value-type="float" office:value="19500" calcext:value-type="float">
            <text:p><text:s/>R$ 19.500,00 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YNAY LAMBEAU VR</text:p>
          </table:table-cell>
          <table:table-cell table:style-name="ce8" office:value-type="string" calcext:value-type="string">
            <text:p>3050BQ</text:p>
          </table:table-cell>
          <table:table-cell table:style-name="ce8" office:value-type="string" calcext:value-type="string">
            <text:p>GIRO2061</text:p>
          </table:table-cell>
          <table:table-cell office:value-type="date" office:date-value="2020-10-24" calcext:value-type="date">
            <text:p>24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Novembro/2022</text:p>
          </table:table-cell>
          <table:table-cell table:number-columns-repeated="998"/>
        </table:table-row>
        <table:table-row table:style-name="ro2">
          <table:table-cell table:style-name="ce2" office:value-type="float" office:value="19500" calcext:value-type="float">
            <text:p><text:s/>R$ 19.500,00 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YMYS FIV LAMBEAU VR</text:p>
          </table:table-cell>
          <table:table-cell table:style-name="ce8" office:value-type="string" calcext:value-type="string">
            <text:p>3049BQ</text:p>
          </table:table-cell>
          <table:table-cell table:style-name="ce8" office:value-type="string" calcext:value-type="string">
            <text:p>GIRO2064</text:p>
          </table:table-cell>
          <table:table-cell office:value-type="date" office:date-value="2020-10-25" calcext:value-type="date">
            <text:p>25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AFTERSHOCK x MOEDA FIV VILA RICA - Lactação 8.555,85kg de leite em 418/dias)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YZEN FIV LAMBEAU VR</text:p>
          </table:table-cell>
          <table:table-cell table:style-name="ce8" office:value-type="string" calcext:value-type="string">
            <text:p>0764BS</text:p>
          </table:table-cell>
          <table:table-cell table:style-name="ce8" office:value-type="string" calcext:value-type="string">
            <text:p>GIRO2068</text:p>
          </table:table-cell>
          <table:table-cell office:value-type="date" office:date-value="2020-10-27" calcext:value-type="date">
            <text:p>27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TOYOTA x PANINA FIV VILA RICA - Lactação 6.226,04kg de leite em 226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YMALA FIV FRAZZLED VR</text:p>
          </table:table-cell>
          <table:table-cell table:style-name="ce8" office:value-type="string" calcext:value-type="string">
            <text:p>0757BS</text:p>
          </table:table-cell>
          <table:table-cell table:style-name="ce8" office:value-type="string" calcext:value-type="string">
            <text:p>GIRO2072</text:p>
          </table:table-cell>
          <table:table-cell office:value-type="date" office:date-value="2020-10-29" calcext:value-type="date">
            <text:p>29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YRIKA FIV LAMBEAU VR</text:p>
          </table:table-cell>
          <table:table-cell table:style-name="ce8" office:value-type="string" calcext:value-type="string">
            <text:p>0765BS</text:p>
          </table:table-cell>
          <table:table-cell table:style-name="ce8" office:value-type="string" calcext:value-type="string">
            <text:p>GIRO2079</text:p>
          </table:table-cell>
          <table:table-cell office:value-type="date" office:date-value="2020-11-05" calcext:value-type="date">
            <text:p>05/11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HOTROD x NERRY FIV VILA RICA - Lactação 8.246,35kg de leite em 332/dias) Sexado de Fêmea, e parto previsto para Nov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YFELL FIV LAMBEAU VR</text:p>
          </table:table-cell>
          <table:table-cell table:style-name="ce8" office:value-type="string" calcext:value-type="string">
            <text:p>3062BQ</text:p>
          </table:table-cell>
          <table:table-cell table:style-name="ce8" office:value-type="string" calcext:value-type="string">
            <text:p>GIRO2063</text:p>
          </table:table-cell>
          <table:table-cell office:value-type="date" office:date-value="2020-10-25" calcext:value-type="date">
            <text:p>25/10/2020</text:p>
          </table:table-cell>
          <table:table-cell table:style-name="ce8"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YJA HOTROD VR</text:p>
          </table:table-cell>
          <table:table-cell table:style-name="ce8" office:value-type="string" calcext:value-type="string">
            <text:p>3060BQ</text:p>
          </table:table-cell>
          <table:table-cell table:style-name="ce8" office:value-type="string" calcext:value-type="string">
            <text:p>GIRO2059</text:p>
          </table:table-cell>
          <table:table-cell office:value-type="date" office:date-value="2020-10-23" calcext:value-type="date">
            <text:p>23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9500" calcext:value-type="float">
            <text:p><text:s/>R$ 19.500,00 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YVILA FIV FRAZZLED VR</text:p>
          </table:table-cell>
          <table:table-cell table:style-name="ce8" office:value-type="string" calcext:value-type="string">
            <text:p>3086BQ</text:p>
          </table:table-cell>
          <table:table-cell table:style-name="ce8" office:value-type="string" calcext:value-type="string">
            <text:p>GIRO2040</text:p>
          </table:table-cell>
          <table:table-cell office:value-type="string" calcext:value-type="string">
            <text:p>09/08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RIBALTA VILA RICA - Lactação 7.417,53kg de leite em 365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YDRA FIV MONTROSS VR</text:p>
          </table:table-cell>
          <table:table-cell table:style-name="ce8" office:value-type="string" calcext:value-type="string">
            <text:p>3091BQ</text:p>
          </table:table-cell>
          <table:table-cell table:style-name="ce8" office:value-type="string" calcext:value-type="string">
            <text:p>GIRO2028</text:p>
          </table:table-cell>
          <table:table-cell office:value-type="date" office:date-value="2020-07-28" calcext:value-type="date">
            <text:p>28/07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VITÓRIA FIV VILA RICA - Lactação 5.163,58kg de leite em 258/dias) Sexado de Fêmea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YSSAY FIV MONTROSS VR</text:p>
          </table:table-cell>
          <table:table-cell table:style-name="ce8" office:value-type="string" calcext:value-type="string">
            <text:p>0758BS</text:p>
          </table:table-cell>
          <table:table-cell table:style-name="ce8" office:value-type="string" calcext:value-type="string">
            <text:p>GIRO2031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e embrião 1/2 sangue (PLETCHER x RIBALTA VILA RICA - Lactação 7.417,53kg de leite em 365/dias), e parto previsto para Dez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YNATA FIV MONTROSS VR</text:p>
          </table:table-cell>
          <table:table-cell table:style-name="ce8" office:value-type="string" calcext:value-type="string">
            <text:p>0752BS</text:p>
          </table:table-cell>
          <table:table-cell table:style-name="ce8" office:value-type="string" calcext:value-type="string">
            <text:p>GIRO2012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3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YNAX FIV MONTROSS VR</text:p>
          </table:table-cell>
          <table:table-cell table:style-name="ce8" office:value-type="string" calcext:value-type="string">
            <text:p>0751BS</text:p>
          </table:table-cell>
          <table:table-cell table:style-name="ce8" office:value-type="string" calcext:value-type="string">
            <text:p>GIRO203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YMPERA FIV MONTROSS VR</text:p>
          </table:table-cell>
          <table:table-cell table:style-name="ce8" office:value-type="string" calcext:value-type="string">
            <text:p>3090BQ</text:p>
          </table:table-cell>
          <table:table-cell table:style-name="ce8" office:value-type="string" calcext:value-type="string">
            <text:p>GIRO2036</text:p>
          </table:table-cell>
          <table:table-cell office:value-type="string" calcext:value-type="string">
            <text:p>04/08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YSANA FIV LAMBEAU VR</text:p>
          </table:table-cell>
          <table:table-cell table:style-name="ce8" office:value-type="string" calcext:value-type="string">
            <text:p>0763BS</text:p>
          </table:table-cell>
          <table:table-cell table:style-name="ce8" office:value-type="string" calcext:value-type="string">
            <text:p>GIRO2056</text:p>
          </table:table-cell>
          <table:table-cell office:value-type="date" office:date-value="2020-10-21" calcext:value-type="date">
            <text:p>21/10/2020</text:p>
          </table:table-cell>
          <table:table-cell office:value-type="string" calcext:value-type="string">
            <text:p>1/2 HOL + 1/2 GIR</text:p>
          </table:table-cell>
          <table:table-cell table:style-name="ce8" office:value-type="string" calcext:value-type="string">
            <text:p>- Segue com prenhez confirmada do reprodutor MELVIN (Hol) - Sexada F, e parto previsto para Janeiro/2023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YMME FIV HOTJOB VR</text:p>
          </table:table-cell>
          <table:table-cell table:style-name="ce8" office:value-type="string" calcext:value-type="string">
            <text:p>5015BM</text:p>
          </table:table-cell>
          <table:table-cell table:style-name="ce8" office:value-type="string" calcext:value-type="string">
            <text:p>GIRO1960</text:p>
          </table:table-cell>
          <table:table-cell office:value-type="date" office:date-value="2020-01-30" calcext:value-type="date">
            <text:p>30/01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YRADA FIV MONTROSS VR</text:p>
          </table:table-cell>
          <table:table-cell table:style-name="ce8" office:value-type="string" calcext:value-type="string">
            <text:p>5032BM</text:p>
          </table:table-cell>
          <table:table-cell table:style-name="ce8" office:value-type="string" calcext:value-type="string">
            <text:p>GIRO1975</text:p>
          </table:table-cell>
          <table:table-cell office:value-type="date" office:date-value="2020-03-28" calcext:value-type="date">
            <text:p>28/03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Set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YMOLA FIV MONTROSS VR</text:p>
          </table:table-cell>
          <table:table-cell table:style-name="ce8" office:value-type="string" calcext:value-type="string">
            <text:p>3073BQ</text:p>
          </table:table-cell>
          <table:table-cell table:style-name="ce8" office:value-type="string" calcext:value-type="string">
            <text:p>GIRO1984</text:p>
          </table:table-cell>
          <table:table-cell office:value-type="date" office:date-value="2020-04-27" calcext:value-type="date">
            <text:p>27/04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HOTROD x MOEDA FIV VILA RICA - Lactação 8.555,85kg de leite em 418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YVETE TABASCO VR</text:p>
          </table:table-cell>
          <table:table-cell table:style-name="ce8" office:value-type="string" calcext:value-type="string">
            <text:p>3058BQ</text:p>
          </table:table-cell>
          <table:table-cell table:style-name="ce8" office:value-type="string" calcext:value-type="string">
            <text:p>GIRO2042</text:p>
          </table:table-cell>
          <table:table-cell office:value-type="date" office:date-value="2020-08-19" calcext:value-type="date">
            <text:p>19/08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8000" calcext:value-type="float">
            <text:p><text:s/>R$ 18.000,00 </text:p>
          </table:table-cell>
          <table:table-cell office:value-type="float" office:value="32" calcext:value-type="float">
            <text:p>32</text:p>
          </table:table-cell>
          <table:table-cell table:style-name="ce8" office:value-type="string" calcext:value-type="string">
            <text:p>YZURA FRAZZLED VR</text:p>
          </table:table-cell>
          <table:table-cell table:style-name="ce8" office:value-type="string" calcext:value-type="string">
            <text:p>3048BQ</text:p>
          </table:table-cell>
          <table:table-cell table:style-name="ce8" office:value-type="string" calcext:value-type="string">
            <text:p>GIRO2045</text:p>
          </table:table-cell>
          <table:table-cell office:value-type="date" office:date-value="2020-09-13" calcext:value-type="date">
            <text:p>13/09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SHAMROCK x TAÍSSA FIV VILA RICA - Lactação 4.889,57kg de leite em 325/dias) Sexado de Fêmea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6500" calcext:value-type="float">
            <text:p><text:s/>R$ 16.500,00 </text:p>
          </table:table-cell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YALE FIV MONTROSS VR</text:p>
          </table:table-cell>
          <table:table-cell table:style-name="ce8" office:value-type="string" calcext:value-type="string">
            <text:p>0767BS</text:p>
          </table:table-cell>
          <table:table-cell table:style-name="ce8" office:value-type="string" calcext:value-type="string">
            <text:p>GIRO1997</text:p>
          </table:table-cell>
          <table:table-cell office:value-type="date" office:date-value="2020-05-11" calcext:value-type="date">
            <text:p>11/05/2020</text:p>
          </table:table-cell>
          <table:table-cell table:style-name="ce8" office:value-type="string" calcext:value-type="string">
            <text:p>3/4 HOL + 1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Nov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5000" calcext:value-type="float">
            <text:p><text:s/>R$ 15.000,00 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YAREN FIV KALIKA VR</text:p>
          </table:table-cell>
          <table:table-cell table:style-name="ce8" office:value-type="string" calcext:value-type="string">
            <text:p>5036BM</text:p>
          </table:table-cell>
          <table:table-cell table:style-name="ce8" office:value-type="string" calcext:value-type="string">
            <text:p>GIRO1977</text:p>
          </table:table-cell>
          <table:table-cell office:value-type="date" office:date-value="2020-03-28" calcext:value-type="date">
            <text:p>28/03/2020</text:p>
          </table:table-cell>
          <table:table-cell table:style-name="ce8" office:value-type="string" calcext:value-type="string">
            <text:p>1/4 HOL + 3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Setembro/2022</text:p>
          </table:table-cell>
          <table:table-cell table:number-columns-repeated="998"/>
        </table:table-row>
        <table:table-row table:style-name="ro1">
          <table:table-cell table:style-name="ce2" office:value-type="float" office:value="15000" calcext:value-type="float">
            <text:p><text:s/>R$ 15.000,00 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YPNOSE FIV KALIKA VR</text:p>
          </table:table-cell>
          <table:table-cell table:style-name="ce8" office:value-type="string" calcext:value-type="string">
            <text:p>3083BQ</text:p>
          </table:table-cell>
          <table:table-cell table:style-name="ce8" office:value-type="string" calcext:value-type="string">
            <text:p>GIRO2003</text:p>
          </table:table-cell>
          <table:table-cell office:value-type="date" office:date-value="2020-05-24" calcext:value-type="date">
            <text:p>24/05/2020</text:p>
          </table:table-cell>
          <table:table-cell table:style-name="ce8" office:value-type="string" calcext:value-type="string">
            <text:p>1/4 HOL + 3/4 GIR</text:p>
          </table:table-cell>
          <table:table-cell table:style-name="ce8" office:value-type="string" calcext:value-type="string">
            <text:p>- Segue com prenhez confirmada de embrião 1/2 sangue (HOTROD x KANDIA FIV VILA RICA - Lactação 7.753,34kg de leite em 357/dias) Sexado de Macho, e parto previsto para Setembro/2022.</text:p>
          </table:table-cell>
          <table:table-cell table:number-columns-repeated="998"/>
        </table:table-row>
        <table:table-row table:style-name="ro1">
          <table:table-cell table:style-name="ce2" office:value-type="float" office:value="15000" calcext:value-type="float">
            <text:p><text:s/>R$ 15.000,00 </text:p>
          </table:table-cell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YLANA KALIKA VR</text:p>
          </table:table-cell>
          <table:table-cell table:style-name="ce8" office:value-type="string" calcext:value-type="string">
            <text:p>3081BQ</text:p>
          </table:table-cell>
          <table:table-cell table:style-name="ce8" office:value-type="string" calcext:value-type="string">
            <text:p>GIRO2018</text:p>
          </table:table-cell>
          <table:table-cell office:value-type="string" calcext:value-type="string">
            <text:p>08/07/2020</text:p>
          </table:table-cell>
          <table:table-cell table:style-name="ce8" office:value-type="string" calcext:value-type="string">
            <text:p>1/4 HOL + 3/4 GIR</text:p>
          </table:table-cell>
          <table:table-cell table:style-name="ce8" office:value-type="string" calcext:value-type="string">
            <text:p>- Segue com prenhez confirmada de embrião 1/2 sangue (SHAMROCK x RUVA FIV VILA RICA - Lactação 4.959,29kg de leite em 230/dias) Sexado de Fêmea, e parto previsto para Setembro/2022.</text:p>
          </table:table-cell>
          <table:table-cell table:number-columns-repeated="998"/>
        </table:table-row>
        <table:table-row table:style-name="ro1" table:number-rows-repeated="1048538">
          <table:table-cell table:number-columns-repeated="1006"/>
        </table:table-row>
        <table:table-row table:style-name="ro1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4:29:02.6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TO" style:display-name="PageStyle_FO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-GUSTAVO" style:display-name="PageStyle_VIDEO-GUSTA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ÁLOGO_20_-_20_LUIZ_20_OTAVIO" style:display-name="PageStyle_CATÁLOGO - 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09T14:30:40.700000000</dc:date>
    <meta:generator>LibreOffice/7.3.0.3$Windows_X86_64 LibreOffice_project/0f246aa12d0eee4a0f7adcefbf7c878fc2238db3</meta:generator>
    <meta:editing-duration>PT10M58S</meta:editing-duration>
    <meta:editing-cycles>3</meta:editing-cycles>
    <meta:document-statistic meta:table-count="1" meta:cell-count="296" meta:object-count="0"/>
    <meta:user-defined meta:name="AppVersion">15.0300</meta:user-defined>
  </office:meta>
</office:document-meta>
</file>